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position="0% 100%" fo:language="de" fo:country="DE" officeooo:rsid="002138b4" officeooo:paragraph-rsid="002138b4"/>
    </style:style>
    <style:style style:name="P2" style:family="paragraph" style:parent-style-name="Text_20_body" style:list-style-name="L1">
      <style:text-properties style:text-position="0% 100%" fo:language="de" fo:country="DE" officeooo:rsid="0021763c" officeooo:paragraph-rsid="0021763c"/>
    </style:style>
    <style:style style:name="P3" style:family="paragraph" style:parent-style-name="Heading_20_1">
      <style:text-properties fo:language="de" fo:country="DE" officeooo:rsid="001d4b1c" officeooo:paragraph-rsid="001d4b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ortschritt 25.04.2018</text:h>
      <text:list xml:id="list3622685252600010073" text:style-name="L1">
        <text:list-item>
          <text:p text:style-name="P1">Implement new way to determine chosen probability, lunar lander</text:p>
        </text:list-item>
        <text:list-item>
          <text:p text:style-name="P1">implement saving model and reload trained model (overnight)</text:p>
        </text:list-item>
        <text:list-item>
          <text:p text:style-name="P2">Choose correct way to shape the rewards</text:p>
          <text:list>
            <text:list-item>
              <text:p text:style-name="P2">potential-based fn taking distance to goal (dependent on distance)</text:p>
            </text:list-item>
            <text:list-item>
              <text:p text:style-name="P2">potential-based fn: F = r_pos_konst when moving towards goal F = 0 when moving away from go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52:05.212302772</meta:creation-date>
    <dc:date>2018-04-23T14:01:15.459674225</dc:date>
    <meta:editing-duration>P2DT23H3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57" meta:character-count="354" meta:non-whitespace-character-count="308"/>
  </office:meta>
</office:document-meta>
</file>